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43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ial_9_best_model_batch3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32])" office:value-type="float" office:value="0.0173891268902122" calcext:value-type="float">
            <text:p>0.0173891268902122</text:p>
          </table:table-cell>
          <table:table-cell table:style-name="ce1" table:formula="of:=AVERAGE([.C3:.C32])" office:value-type="float" office:value="0.952810923258464" calcext:value-type="float">
            <text:p>0.952810923258464</text:p>
          </table:table-cell>
          <table:table-cell table:style-name="ce1" table:formula="of:=AVERAGE([.D3:.D32])" office:value-type="float" office:value="0.155339121950365" calcext:value-type="float">
            <text:p>0.155339121950365</text:p>
          </table:table-cell>
          <table:table-cell table:style-name="ce1" table:formula="of:=AVERAGE([.E3:.E32])" office:value-type="float" office:value="0.0198886799458188" calcext:value-type="float">
            <text:p>0.0198886799458188</text:p>
          </table:table-cell>
          <table:table-cell table:style-name="ce1" table:formula="of:=AVERAGE([.F3:.F32])" office:value-type="float" office:value="0.0329478660599258" calcext:value-type="float">
            <text:p>0.0329478660599258</text:p>
          </table:table-cell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20023150_patch_14.csv</text:p>
          </table:table-cell>
          <table:table-cell office:value-type="float" office:value="0.02793867120954" calcext:value-type="float">
            <text:p>0.02793867120954</text:p>
          </table:table-cell>
          <table:table-cell office:value-type="float" office:value="0.912933349609375" calcext:value-type="float">
            <text:p>0.912933349609375</text:p>
          </table:table-cell>
          <table:table-cell office:value-type="float" office:value="0.22605099931082" calcext:value-type="float">
            <text:p>0.22605099931082</text:p>
          </table:table-cell>
          <table:table-cell office:value-type="float" office:value="0.0308938494866723" calcext:value-type="float">
            <text:p>0.0308938494866723</text:p>
          </table:table-cell>
          <table:table-cell office:value-type="float" office:value="0.0543586344050381" calcext:value-type="float">
            <text:p>0.0543586344050381</text:p>
          </table:table-cell>
        </table:table-row>
        <table:table-row table:style-name="ro1">
          <table:table-cell office:value-type="string" calcext:value-type="string">
            <text:p>20023150_patch_6.csv</text:p>
          </table:table-cell>
          <table:table-cell office:value-type="float" office:value="0.00768998793727382" calcext:value-type="float">
            <text:p>0.00768998793727382</text:p>
          </table:table-cell>
          <table:table-cell office:value-type="float" office:value="0.899581909179688" calcext:value-type="float">
            <text:p>0.899581909179688</text:p>
          </table:table-cell>
          <table:table-cell office:value-type="float" office:value="0.231818181818182" calcext:value-type="float">
            <text:p>0.231818181818182</text:p>
          </table:table-cell>
          <table:table-cell office:value-type="float" office:value="0.00789107225746557" calcext:value-type="float">
            <text:p>0.00789107225746557</text:p>
          </table:table-cell>
          <table:table-cell office:value-type="float" office:value="0.0152626066137962" calcext:value-type="float">
            <text:p>0.0152626066137962</text:p>
          </table:table-cell>
        </table:table-row>
        <table:table-row table:style-name="ro1">
          <table:table-cell office:value-type="string" calcext:value-type="string">
            <text:p>19983102_patch_49.csv</text:p>
          </table:table-cell>
          <table:table-cell office:value-type="float" office:value="0" calcext:value-type="float">
            <text:p>0</text:p>
          </table:table-cell>
          <table:table-cell office:value-type="float" office:value="0.981723785400391" calcext:value-type="float">
            <text:p>0.9817237854003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06.csv</text:p>
          </table:table-cell>
          <table:table-cell office:value-type="float" office:value="0" calcext:value-type="float">
            <text:p>0</text:p>
          </table:table-cell>
          <table:table-cell office:value-type="float" office:value="0.940902709960938" calcext:value-type="float">
            <text:p>0.940902709960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12.csv</text:p>
          </table:table-cell>
          <table:table-cell office:value-type="float" office:value="0.120744361547037" calcext:value-type="float">
            <text:p>0.120744361547037</text:p>
          </table:table-cell>
          <table:table-cell office:value-type="float" office:value="0.960887908935547" calcext:value-type="float">
            <text:p>0.960887908935547</text:p>
          </table:table-cell>
          <table:table-cell office:value-type="float" office:value="0.353502385136832" calcext:value-type="float">
            <text:p>0.353502385136832</text:p>
          </table:table-cell>
          <table:table-cell office:value-type="float" office:value="0.154963680387409" calcext:value-type="float">
            <text:p>0.154963680387409</text:p>
          </table:table-cell>
          <table:table-cell office:value-type="float" office:value="0.215471726987528" calcext:value-type="float">
            <text:p>0.215471726987528</text:p>
          </table:table-cell>
        </table:table-row>
        <table:table-row table:style-name="ro1">
          <table:table-cell office:value-type="string" calcext:value-type="string">
            <text:p>19993132_patch_99.csv</text:p>
          </table:table-cell>
          <table:table-cell office:value-type="float" office:value="0.0720521429982224" calcext:value-type="float">
            <text:p>0.0720521429982224</text:p>
          </table:table-cell>
          <table:table-cell office:value-type="float" office:value="0.910388946533203" calcext:value-type="float">
            <text:p>0.910388946533203</text:p>
          </table:table-cell>
          <table:table-cell office:value-type="float" office:value="0.531313719778619" calcext:value-type="float">
            <text:p>0.531313719778619</text:p>
          </table:table-cell>
          <table:table-cell office:value-type="float" office:value="0.0769425461908378" calcext:value-type="float">
            <text:p>0.0769425461908378</text:p>
          </table:table-cell>
          <table:table-cell office:value-type="float" office:value="0.134419101661815" calcext:value-type="float">
            <text:p>0.134419101661815</text:p>
          </table:table-cell>
        </table:table-row>
        <table:table-row table:style-name="ro1">
          <table:table-cell office:value-type="string" calcext:value-type="string">
            <text:p>20023150_patch_141.csv</text:p>
          </table:table-cell>
          <table:table-cell office:value-type="float" office:value="0.0335178030698549" calcext:value-type="float">
            <text:p>0.0335178030698549</text:p>
          </table:table-cell>
          <table:table-cell office:value-type="float" office:value="0.894073486328125" calcext:value-type="float">
            <text:p>0.894073486328125</text:p>
          </table:table-cell>
          <table:table-cell office:value-type="float" office:value="0.253487759936826" calcext:value-type="float">
            <text:p>0.253487759936826</text:p>
          </table:table-cell>
          <table:table-cell office:value-type="float" office:value="0.037188646456845" calcext:value-type="float">
            <text:p>0.037188646456845</text:p>
          </table:table-cell>
          <table:table-cell office:value-type="float" office:value="0.0648615881996363" calcext:value-type="float">
            <text:p>0.0648615881996363</text:p>
          </table:table-cell>
        </table:table-row>
        <table:table-row table:style-name="ro1">
          <table:table-cell office:value-type="string" calcext:value-type="string">
            <text:p>19993132_patch_62.csv</text:p>
          </table:table-cell>
          <table:table-cell office:value-type="float" office:value="0.0216685226429102" calcext:value-type="float">
            <text:p>0.0216685226429102</text:p>
          </table:table-cell>
          <table:table-cell office:value-type="float" office:value="0.919567108154297" calcext:value-type="float">
            <text:p>0.919567108154297</text:p>
          </table:table-cell>
          <table:table-cell office:value-type="float" office:value="0.329337094499295" calcext:value-type="float">
            <text:p>0.329337094499295</text:p>
          </table:table-cell>
          <table:table-cell office:value-type="float" office:value="0.0226688024853162" calcext:value-type="float">
            <text:p>0.0226688024853162</text:p>
          </table:table-cell>
          <table:table-cell office:value-type="float" office:value="0.0424179118034425" calcext:value-type="float">
            <text:p>0.0424179118034425</text:p>
          </table:table-cell>
        </table:table-row>
        <table:table-row table:style-name="ro1">
          <table:table-cell office:value-type="string" calcext:value-type="string">
            <text:p>19993109_patch_7.csv</text:p>
          </table:table-cell>
          <table:table-cell office:value-type="float" office:value="0" calcext:value-type="float">
            <text:p>0</text:p>
          </table:table-cell>
          <table:table-cell office:value-type="float" office:value="0.993495941162109" calcext:value-type="float">
            <text:p>0.993495941162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48.csv</text:p>
          </table:table-cell>
          <table:table-cell office:value-type="float" office:value="0.0155511915503423" calcext:value-type="float">
            <text:p>0.0155511915503423</text:p>
          </table:table-cell>
          <table:table-cell office:value-type="float" office:value="0.929244995117188" calcext:value-type="float">
            <text:p>0.929244995117188</text:p>
          </table:table-cell>
          <table:table-cell office:value-type="float" office:value="0.277725118483412" calcext:value-type="float">
            <text:p>0.277725118483412</text:p>
          </table:table-cell>
          <table:table-cell office:value-type="float" office:value="0.0162066485978207" calcext:value-type="float">
            <text:p>0.0162066485978207</text:p>
          </table:table-cell>
          <table:table-cell office:value-type="float" office:value="0.0306261105884812" calcext:value-type="float">
            <text:p>0.0306261105884812</text:p>
          </table:table-cell>
        </table:table-row>
        <table:table-row table:style-name="ro1">
          <table:table-cell office:value-type="string" calcext:value-type="string">
            <text:p>19993132_patch_56.csv</text:p>
          </table:table-cell>
          <table:table-cell office:value-type="float" office:value="0" calcext:value-type="float">
            <text:p>0</text:p>
          </table:table-cell>
          <table:table-cell office:value-type="float" office:value="0.994243621826172" calcext:value-type="float">
            <text:p>0.9942436218261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76.csv</text:p>
          </table:table-cell>
          <table:table-cell office:value-type="float" office:value="0.00221418156288816" calcext:value-type="float">
            <text:p>0.00221418156288816</text:p>
          </table:table-cell>
          <table:table-cell office:value-type="float" office:value="0.929519653320313" calcext:value-type="float">
            <text:p>0.92951965332031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00222403037700027" calcext:value-type="float">
            <text:p>0.00222403037700027</text:p>
          </table:table-cell>
          <table:table-cell office:value-type="float" office:value="0.00441857958831771" calcext:value-type="float">
            <text:p>0.00441857958831771</text:p>
          </table:table-cell>
        </table:table-row>
        <table:table-row table:style-name="ro1">
          <table:table-cell office:value-type="string" calcext:value-type="string">
            <text:p>19993110_patch_14.csv</text:p>
          </table:table-cell>
          <table:table-cell office:value-type="float" office:value="0" calcext:value-type="float">
            <text:p>0</text:p>
          </table:table-cell>
          <table:table-cell office:value-type="float" office:value="0.997467041015625" calcext:value-type="float">
            <text:p>0.997467041015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36.csv</text:p>
          </table:table-cell>
          <table:table-cell office:value-type="float" office:value="0.00177533892834087" calcext:value-type="float">
            <text:p>0.00177533892834087</text:p>
          </table:table-cell>
          <table:table-cell office:value-type="float" office:value="0.976406097412109" calcext:value-type="float">
            <text:p>0.976406097412109</text:p>
          </table:table-cell>
          <table:table-cell office:value-type="float" office:value="0.0052707235265932" calcext:value-type="float">
            <text:p>0.0052707235265932</text:p>
          </table:table-cell>
          <table:table-cell office:value-type="float" office:value="0.00266990291262136" calcext:value-type="float">
            <text:p>0.00266990291262136</text:p>
          </table:table-cell>
          <table:table-cell office:value-type="float" office:value="0.00354438537135492" calcext:value-type="float">
            <text:p>0.00354438537135492</text:p>
          </table:table-cell>
        </table:table-row>
        <table:table-row table:style-name="ro1">
          <table:table-cell office:value-type="string" calcext:value-type="string">
            <text:p>20023150_patch_86.csv</text:p>
          </table:table-cell>
          <table:table-cell office:value-type="float" office:value="0.00895901584542355" calcext:value-type="float">
            <text:p>0.00895901584542355</text:p>
          </table:table-cell>
          <table:table-cell office:value-type="float" office:value="0.886909484863281" calcext:value-type="float">
            <text:p>0.886909484863281</text:p>
          </table:table-cell>
          <table:table-cell office:value-type="float" office:value="0.283298097251586" calcext:value-type="float">
            <text:p>0.283298097251586</text:p>
          </table:table-cell>
          <table:table-cell office:value-type="float" office:value="0.00916678068135176" calcext:value-type="float">
            <text:p>0.00916678068135176</text:p>
          </table:table-cell>
          <table:table-cell office:value-type="float" office:value="0.0177589291630773" calcext:value-type="float">
            <text:p>0.0177589291630773</text:p>
          </table:table-cell>
        </table:table-row>
        <table:table-row table:style-name="ro1">
          <table:table-cell office:value-type="string" calcext:value-type="string">
            <text:p>19993109_patch_13.csv</text:p>
          </table:table-cell>
          <table:table-cell office:value-type="float" office:value="0.0386831275720165" calcext:value-type="float">
            <text:p>0.0386831275720165</text:p>
          </table:table-cell>
          <table:table-cell office:value-type="float" office:value="0.98663330078125" calcext:value-type="float">
            <text:p>0.98663330078125</text:p>
          </table:table-cell>
          <table:table-cell office:value-type="float" office:value="0.344743276283619" calcext:value-type="float">
            <text:p>0.344743276283619</text:p>
          </table:table-cell>
          <table:table-cell office:value-type="float" office:value="0.0417530352383773" calcext:value-type="float">
            <text:p>0.0417530352383773</text:p>
          </table:table-cell>
          <table:table-cell office:value-type="float" office:value="0.0744849445324881" calcext:value-type="float">
            <text:p>0.0744849445324881</text:p>
          </table:table-cell>
        </table:table-row>
        <table:table-row table:style-name="ro1">
          <table:table-cell office:value-type="string" calcext:value-type="string">
            <text:p>19983102_patch_36.csv</text:p>
          </table:table-cell>
          <table:table-cell office:value-type="float" office:value="0" calcext:value-type="float">
            <text:p>0</text:p>
          </table:table-cell>
          <table:table-cell office:value-type="float" office:value="0.976852416992188" calcext:value-type="float">
            <text:p>0.9768524169921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147.csv</text:p>
          </table:table-cell>
          <table:table-cell office:value-type="float" office:value="0.0091941590048675" calcext:value-type="float">
            <text:p>0.0091941590048675</text:p>
          </table:table-cell>
          <table:table-cell office:value-type="float" office:value="0.93011474609375" calcext:value-type="float">
            <text:p>0.93011474609375</text:p>
          </table:table-cell>
          <table:table-cell office:value-type="float" office:value="0.225763612217795" calcext:value-type="float">
            <text:p>0.225763612217795</text:p>
          </table:table-cell>
          <table:table-cell office:value-type="float" office:value="0.00949349416429329" calcext:value-type="float">
            <text:p>0.00949349416429329</text:p>
          </table:table-cell>
          <table:table-cell office:value-type="float" office:value="0.0182207931404073" calcext:value-type="float">
            <text:p>0.0182207931404073</text:p>
          </table:table-cell>
        </table:table-row>
        <table:table-row table:style-name="ro1">
          <table:table-cell office:value-type="string" calcext:value-type="string">
            <text:p>20023150_patch_32.csv</text:p>
          </table:table-cell>
          <table:table-cell office:value-type="float" office:value="0.00156833457804332" calcext:value-type="float">
            <text:p>0.00156833457804332</text:p>
          </table:table-cell>
          <table:table-cell office:value-type="float" office:value="0.949001312255859" calcext:value-type="float">
            <text:p>0.949001312255859</text:p>
          </table:table-cell>
          <table:table-cell office:value-type="float" office:value="0.162790697674419" calcext:value-type="float">
            <text:p>0.162790697674419</text:p>
          </table:table-cell>
          <table:table-cell office:value-type="float" office:value="0.00158108718566481" calcext:value-type="float">
            <text:p>0.00158108718566481</text:p>
          </table:table-cell>
          <table:table-cell office:value-type="float" office:value="0.00313175751248975" calcext:value-type="float">
            <text:p>0.00313175751248975</text:p>
          </table:table-cell>
        </table:table-row>
        <table:table-row table:style-name="ro1">
          <table:table-cell office:value-type="string" calcext:value-type="string">
            <text:p>20013122_patch_8.csv</text:p>
          </table:table-cell>
          <table:table-cell office:value-type="float" office:value="0.00692717584369449" calcext:value-type="float">
            <text:p>0.00692717584369449</text:p>
          </table:table-cell>
          <table:table-cell office:value-type="float" office:value="0.957344055175781" calcext:value-type="float">
            <text:p>0.957344055175781</text:p>
          </table:table-cell>
          <table:table-cell office:value-type="float" office:value="0.0259050149452009" calcext:value-type="float">
            <text:p>0.0259050149452009</text:p>
          </table:table-cell>
          <table:table-cell office:value-type="float" office:value="0.00936711901044794" calcext:value-type="float">
            <text:p>0.00936711901044794</text:p>
          </table:table-cell>
          <table:table-cell office:value-type="float" office:value="0.0137590403951314" calcext:value-type="float">
            <text:p>0.0137590403951314</text:p>
          </table:table-cell>
        </table:table-row>
        <table:table-row table:style-name="ro1">
          <table:table-cell office:value-type="string" calcext:value-type="string">
            <text:p>20023150_patch_134.csv</text:p>
          </table:table-cell>
          <table:table-cell office:value-type="float" office:value="0.0476489246749625" calcext:value-type="float">
            <text:p>0.0476489246749625</text:p>
          </table:table-cell>
          <table:table-cell office:value-type="float" office:value="0.895774841308594" calcext:value-type="float">
            <text:p>0.895774841308594</text:p>
          </table:table-cell>
          <table:table-cell office:value-type="float" office:value="0.302701505757307" calcext:value-type="float">
            <text:p>0.302701505757307</text:p>
          </table:table-cell>
          <table:table-cell office:value-type="float" office:value="0.0535238841033673" calcext:value-type="float">
            <text:p>0.0535238841033673</text:p>
          </table:table-cell>
          <table:table-cell office:value-type="float" office:value="0.090963534735161" calcext:value-type="float">
            <text:p>0.090963534735161</text:p>
          </table:table-cell>
        </table:table-row>
        <table:table-row table:style-name="ro1">
          <table:table-cell office:value-type="string" calcext:value-type="string">
            <text:p>19993110_patch_3.csv</text:p>
          </table:table-cell>
          <table:table-cell office:value-type="float" office:value="0" calcext:value-type="float">
            <text:p>0</text:p>
          </table:table-cell>
          <table:table-cell office:value-type="float" office:value="0.994213104248047" calcext:value-type="float">
            <text:p>0.994213104248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50.csv</text:p>
          </table:table-cell>
          <table:table-cell office:value-type="float" office:value="0" calcext:value-type="float">
            <text:p>0</text:p>
          </table:table-cell>
          <table:table-cell office:value-type="float" office:value="0.998855590820313" calcext:value-type="float">
            <text:p>0.998855590820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63.csv</text:p>
          </table:table-cell>
          <table:table-cell office:value-type="float" office:value="0" calcext:value-type="float">
            <text:p>0</text:p>
          </table:table-cell>
          <table:table-cell office:value-type="float" office:value="0.941169738769531" calcext:value-type="float">
            <text:p>0.9411697387695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23.csv</text:p>
          </table:table-cell>
          <table:table-cell office:value-type="float" office:value="0.0195538960400904" calcext:value-type="float">
            <text:p>0.0195538960400904</text:p>
          </table:table-cell>
          <table:table-cell office:value-type="float" office:value="0.961936950683594" calcext:value-type="float">
            <text:p>0.961936950683594</text:p>
          </table:table-cell>
          <table:table-cell office:value-type="float" office:value="0.0838954468802698" calcext:value-type="float">
            <text:p>0.0838954468802698</text:p>
          </table:table-cell>
          <table:table-cell office:value-type="float" office:value="0.0248625687156422" calcext:value-type="float">
            <text:p>0.0248625687156422</text:p>
          </table:table-cell>
          <table:table-cell office:value-type="float" office:value="0.0383577486507325" calcext:value-type="float">
            <text:p>0.0383577486507325</text:p>
          </table:table-cell>
        </table:table-row>
        <table:table-row table:style-name="ro1">
          <table:table-cell office:value-type="string" calcext:value-type="string">
            <text:p>20013122_patch_60.csv</text:p>
          </table:table-cell>
          <table:table-cell office:value-type="float" office:value="0.0099866844207723" calcext:value-type="float">
            <text:p>0.0099866844207723</text:p>
          </table:table-cell>
          <table:table-cell office:value-type="float" office:value="0.988655090332031" calcext:value-type="float">
            <text:p>0.988655090332031</text:p>
          </table:table-cell>
          <table:table-cell office:value-type="float" office:value="0.0483091787439614" calcext:value-type="float">
            <text:p>0.0483091787439614</text:p>
          </table:table-cell>
          <table:table-cell office:value-type="float" office:value="0.0124326564442603" calcext:value-type="float">
            <text:p>0.0124326564442603</text:p>
          </table:table-cell>
          <table:table-cell office:value-type="float" office:value="0.01977587343441" calcext:value-type="float">
            <text:p>0.01977587343441</text:p>
          </table:table-cell>
        </table:table-row>
        <table:table-row table:style-name="ro1">
          <table:table-cell office:value-type="string" calcext:value-type="string">
            <text:p>19993109_patch_70.csv</text:p>
          </table:table-cell>
          <table:table-cell office:value-type="float" office:value="0.041039156626506" calcext:value-type="float">
            <text:p>0.041039156626506</text:p>
          </table:table-cell>
          <table:table-cell office:value-type="float" office:value="0.990283966064453" calcext:value-type="float">
            <text:p>0.990283966064453</text:p>
          </table:table-cell>
          <table:table-cell office:value-type="float" office:value="0.322485207100592" calcext:value-type="float">
            <text:p>0.322485207100592</text:p>
          </table:table-cell>
          <table:table-cell office:value-type="float" office:value="0.0449114132674083" calcext:value-type="float">
            <text:p>0.0449114132674083</text:p>
          </table:table-cell>
          <table:table-cell office:value-type="float" office:value="0.0788426763110307" calcext:value-type="float">
            <text:p>0.0788426763110307</text:p>
          </table:table-cell>
        </table:table-row>
        <table:table-row table:style-name="ro1">
          <table:table-cell office:value-type="string" calcext:value-type="string">
            <text:p>19993109_patch_31.csv</text:p>
          </table:table-cell>
          <table:table-cell office:value-type="float" office:value="0" calcext:value-type="float">
            <text:p>0</text:p>
          </table:table-cell>
          <table:table-cell office:value-type="float" office:value="0.997970581054688" calcext:value-type="float">
            <text:p>0.997970581054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5.csv</text:p>
          </table:table-cell>
          <table:table-cell office:value-type="float" office:value="0.0015748031496063" calcext:value-type="float">
            <text:p>0.0015748031496063</text:p>
          </table:table-cell>
          <table:table-cell office:value-type="float" office:value="0.987907409667969" calcext:value-type="float">
            <text:p>0.987907409667969</text:p>
          </table:table-cell>
          <table:table-cell office:value-type="float" office:value="0.0127551020408163" calcext:value-type="float">
            <text:p>0.0127551020408163</text:p>
          </table:table-cell>
          <table:table-cell office:value-type="float" office:value="0.00179340028694405" calcext:value-type="float">
            <text:p>0.00179340028694405</text:p>
          </table:table-cell>
          <table:table-cell office:value-type="float" office:value="0.00314465408805031" calcext:value-type="float">
            <text:p>0.00314465408805031</text:p>
          </table:table-cell>
        </table:table-row>
        <table:table-row table:style-name="ro1">
          <table:table-cell office:value-type="string" calcext:value-type="string">
            <text:p>20023150_patch_80.csv</text:p>
          </table:table-cell>
          <table:table-cell office:value-type="float" office:value="0.0333863275039746" calcext:value-type="float">
            <text:p>0.0333863275039746</text:p>
          </table:table-cell>
          <table:table-cell office:value-type="float" office:value="0.9002685546875" calcext:value-type="float">
            <text:p>0.9002685546875</text:p>
          </table:table-cell>
          <table:table-cell office:value-type="float" office:value="0.305687203791469" calcext:value-type="float">
            <text:p>0.305687203791469</text:p>
          </table:table-cell>
          <table:table-cell office:value-type="float" office:value="0.03612578012482" calcext:value-type="float">
            <text:p>0.03612578012482</text:p>
          </table:table-cell>
          <table:table-cell office:value-type="float" office:value="0.0646153846153846" calcext:value-type="float">
            <text:p>0.06461538461538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4T17:15:04.331968225</dc:date>
    <meta:editing-duration>PT10S</meta:editing-duration>
    <meta:editing-cycles>1</meta:editing-cycles>
    <meta:document-statistic meta:table-count="1" meta:cell-count="192" meta:object-count="0"/>
    <meta:generator>LibreOffice/7.6.7.2$Linux_X86_64 LibreOffice_project/60$Build-2</meta:generator>
  </office:meta>
</office:document-meta>
</file>